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0833in"/>
    </style:style>
    <style:style style:name="Table1.D" style:family="table-column">
      <style:table-column-properties style:column-width="1.084in"/>
    </style:style>
    <style:style style:name="Table1.F" style:family="table-column">
      <style:table-column-properties style:column-width="1.08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1.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2.166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 fo:orphans="0" fo:widows="0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padding="0in" fo:border="none"/>
    </style:style>
    <style:style style:name="P8" style:family="paragraph" style:parent-style-name="Standard">
      <style:paragraph-properties fo:text-align="justify" style:justify-single-word="false" fo:padding="0in" fo:border="none"/>
    </style:style>
    <style:style style:name="P9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 fo:padding="0in" fo:border="none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 fo:padding="0in" fo:border="non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 fo:padding="0in" fo:border="none"/>
    </style:style>
    <style:style style:name="P12" style:family="paragraph" style:parent-style-name="Standard">
      <style:paragraph-properties fo:margin-left="0in" fo:margin-right="0in" fo:text-indent="0.5in" style:auto-text-indent="false" fo:padding="0in" fo:border="none"/>
    </style:style>
    <style:style style:name="P13" style:family="paragraph" style:parent-style-name="Standard">
      <style:paragraph-properties fo:margin-left="0in" fo:margin-right="0in" fo:text-indent="0.5in" style:auto-text-indent="false" fo:padding="0in" fo:border="none"/>
      <style:text-properties fo:font-style="italic" style:font-style-asian="italic"/>
    </style:style>
    <style:style style:name="P14" style:family="paragraph" style:parent-style-name="Standard">
      <style:paragraph-properties fo:margin-left="0.5in" fo:margin-right="0in" fo:text-indent="0in" style:auto-text-indent="false" fo:padding="0in" fo:border="none"/>
    </style:style>
    <style:style style:name="P15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P16" style:family="paragraph">
      <loext:graphic-properties draw:fill="solid" draw:fill-color="#cfe2f3"/>
      <style:paragraph-properties fo:text-align="start"/>
    </style:style>
    <style:style style:name="P17" style:family="paragraph">
      <style:paragraph-properties fo:margin-top="0in" fo:margin-bottom="0in" fo:line-height="100%" fo:text-align="center"/>
    </style:style>
    <style:style style:name="P18" style:family="paragraph">
      <loext:graphic-properties draw:fill="solid" draw:fill-color="#cfe2f3"/>
      <style:paragraph-properties fo:margin-top="0in" fo:margin-bottom="0in" fo:line-height="100%" fo:text-align="center"/>
    </style:style>
    <style:style style:name="P19" style:family="paragraph">
      <loext:graphic-properties draw:fill="none"/>
      <style:paragraph-properties fo:text-align="start"/>
    </style:style>
    <style:style style:name="P20" style:family="paragraph">
      <style:paragraph-properties fo:margin-top="0in" fo:margin-bottom="0in" fo:line-height="100%" fo:text-align="start"/>
    </style:style>
    <style:style style:name="P21" style:family="paragraph">
      <loext:graphic-properties draw:fill="none"/>
      <style:paragraph-properties fo:margin-top="0in" fo:margin-bottom="0in" fo:line-height="100%" fo:text-align="star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none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gr1" style:family="graphic">
      <style:graphic-properties fo:margin-left="0.1252in" fo:margin-right="0.1252in" fo:margin-top="0.1252in" fo:margin-bottom="0.125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1.9362in" fo:min-width="1.3835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1217in" fo:min-width="0.9555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6453in" fo:min-width="0.7626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3654in" fo:min-width="1.5744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1.5673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6764in" fo:min-width="1.5744in" fo:padding-top="0.1in" fo:padding-bottom="0.1in" fo:padding-left="0.1in" fo:padding-right="0.1in" fo:wrap-option="wrap" style:run-through="foreground"/>
    </style:style>
    <style:style style:name="gr8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Task 1 - Робота з розподіленими (двофазними) транзакціями</text:span></text:p>
      <text:p text:style-name="P7"/>
      <text:p text:style-name="P8">Для роботи з розподіленими (двофазними) транзакціями пропонується використовувати СКБД PostgreSQL (<text:a xlink:type="simple" xlink:href="http://www.postgresql.org/download" text:style-name="ListLabel_20_28" text:visited-style-name="ListLabel_20_28"><text:span text:style-name="T2">http://www.postgresql.org/download</text:span></text:a>).</text:p>
      <text:p text:style-name="P8">Для зручності роботи з СКБД PostgreSQL можна використовувати pgAdmin <text:a xlink:type="simple" xlink:href="http://www.pgadmin.org/" text:style-name="ListLabel_20_28" text:visited-style-name="ListLabel_20_28"><text:span text:style-name="T2">(http://www.pgadmin.org/)</text:span></text:a> або аналогічний графічний додаток.</text:p>
      <text:p text:style-name="P8"/>
      <text:p text:style-name="P8">Для виконання розподіленої транзакції Вам необхідно реалізувати свій Менеджер (координатор) розподілених транзакцій (TM). </text:p>
      <text:p text:style-name="P8">TM може відправляти безпосередньо команди SQL до БД, або використовувати API для 2PC з якоїсь з бібліотек (наприклад <text:a xlink:type="simple" xlink:href="https://www.psycopg.org/docs/usage.html#tpc" text:style-name="ListLabel_20_28" text:visited-style-name="ListLabel_20_28"><text:span text:style-name="T2">https://www.psycopg.org/docs/usage.html#tpc</text:span></text:a>).</text:p>
      <text:p text:style-name="P8"/>
      <text:p text:style-name="P8">TM представляє з себе просте консольне застосування чи скрипт (можливо навіть без взаємодії з користувачем), реалізований на будь-якій мові програмування. В застосуванні необхідно виконати набір SQL-запитів (або виклик ряду методів API) до СКБД PostgreSQL.</text:p>
      <text:p text:style-name="P8">Процедуру підключення до СКБД PostgreSQL і як виконувати SQL-запити з відповідної мови, читайте в документації або літературі до вибраногї мови програмування.</text:p>
      <text:p text:style-name="P8"/>
      <text:p text:style-name="P8">Для імітації розподіленої системи, в PostgreSQL необхідно створити дві окремі БД (схеми). Це можна зробити в рамках одного сервера PostgreSQL.</text:p>
      <text:p text:style-name="P8">Одна БД буде містити дані (таблицю) квитків на літак, друга - бронювання готелю.</text:p>
      <text:p text:style-name="P8"/>
      <text:p text:style-name="P1"><text:span text:style-name="T3">DB1: Fly Booking</text:span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A"/>
        <table:table-column table:style-name="Table1.F"/>
        <table:table-row table:style-name="Table1.1">
          <table:table-cell table:style-name="Table1.A1" office:value-type="string">
            <text:p text:style-name="P3"><text:span text:style-name="T5">Booking ID</text:span></text:p>
          </table:table-cell>
          <table:table-cell table:style-name="Table1.A1" office:value-type="string">
            <text:p text:style-name="P3"><text:span text:style-name="T5">Client Name</text:span></text:p>
          </table:table-cell>
          <table:table-cell table:style-name="Table1.A1" office:value-type="string">
            <text:p text:style-name="P3"><text:span text:style-name="T5">Fly Number</text:span></text:p>
          </table:table-cell>
          <table:table-cell table:style-name="Table1.A1" office:value-type="string">
            <text:p text:style-name="P3"><text:span text:style-name="T5">From</text:span></text:p>
          </table:table-cell>
          <table:table-cell table:style-name="Table1.A1" office:value-type="string">
            <text:p text:style-name="P3"><text:span text:style-name="T5">To</text:span></text:p>
          </table:table-cell>
          <table:table-cell table:style-name="Table1.A1" office:value-type="string">
            <text:p text:style-name="P3"><text:span text:style-name="T5">Date</text:span></text:p>
          </table:table-cell>
        </table:table-row>
        <table:table-row table:style-name="Table1.1">
          <table:table-cell table:style-name="Table1.A1" office:value-type="string">
            <text:p text:style-name="P4">XXX</text:p>
          </table:table-cell>
          <table:table-cell table:style-name="Table1.A1" office:value-type="string">
            <text:p text:style-name="P4">Nik</text:p>
          </table:table-cell>
          <table:table-cell table:style-name="Table1.A1" office:value-type="string">
            <text:p text:style-name="P4">KLM 1382</text:p>
          </table:table-cell>
          <table:table-cell table:style-name="Table1.A1" office:value-type="string">
            <text:p text:style-name="P4">KBP</text:p>
          </table:table-cell>
          <table:table-cell table:style-name="Table1.A1" office:value-type="string">
            <text:p text:style-name="P4">AMS</text:p>
          </table:table-cell>
          <table:table-cell table:style-name="Table1.A1" office:value-type="string">
            <text:p text:style-name="P4">01/05/2015</text:p>
          </table:table-cell>
        </table:table-row>
      </table:table>
      <text:p text:style-name="P1"/>
      <text:p text:style-name="P1"><text:span text:style-name="T3">DB2: Hotel Booking</text:span></text:p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p text:style-name="P2"><text:span text:style-name="T5">Booking ID</text:span></text:p>
          </table:table-cell>
          <table:table-cell table:style-name="Table2.A1" office:value-type="string">
            <text:p text:style-name="P2"><text:span text:style-name="T5">Client Name</text:span></text:p>
          </table:table-cell>
          <table:table-cell table:style-name="Table2.A1" office:value-type="string">
            <text:p text:style-name="P2"><text:span text:style-name="T5">Hotel Name</text:span></text:p>
          </table:table-cell>
          <table:table-cell table:style-name="Table2.A1" office:value-type="string">
            <text:p text:style-name="P2"><text:span text:style-name="T5">Arrival</text:span></text:p>
          </table:table-cell>
          <table:table-cell table:style-name="Table2.A1" office:value-type="string">
            <text:p text:style-name="P3"><text:span text:style-name="T5">Departure</text:span></text:p>
          </table:table-cell>
        </table:table-row>
        <table:table-row table:style-name="Table2.1">
          <table:table-cell table:style-name="Table2.A1" office:value-type="string">
            <text:p text:style-name="P4">YYY</text:p>
          </table:table-cell>
          <table:table-cell table:style-name="Table2.A1" office:value-type="string">
            <text:p text:style-name="P4">Nik</text:p>
          </table:table-cell>
          <table:table-cell table:style-name="Table2.A1" office:value-type="string">
            <text:p text:style-name="P4">Hilton</text:p>
          </table:table-cell>
          <table:table-cell table:style-name="Table2.A1" office:value-type="string">
            <text:p text:style-name="P4">01/05/2015</text:p>
          </table:table-cell>
          <table:table-cell table:style-name="Table2.A1" office:value-type="string">
            <text:p text:style-name="P4">07/05/2015</text:p>
          </table:table-cell>
        </table:table-row>
      </table:table>
      <text:p text:style-name="P5"/>
      <text:p text:style-name="P8">У TM Вам необхідно реалізувати функціональність, яка заносить інформацію про броні на літак і готель для певного клієнта, використовуючи протокол двофазної фіксації. </text:p>
      <text:p text:style-name="P8"/>
      <text:p text:style-name="P8">Додайте третю <text:span text:style-name="T5">DB3: Account</text:span></text:p>
      <text:p text:style-name="P8"><text:soft-page-break/></text:p>
      <text:p text:style-name="P1"><text:span text:style-name="T3">DB3: Account</text:span></text:p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2"><text:span text:style-name="T5">Account ID</text:span></text:p>
          </table:table-cell>
          <table:table-cell table:style-name="Table3.A1" office:value-type="string">
            <text:p text:style-name="P2"><text:span text:style-name="T5">Client Name</text:span></text:p>
          </table:table-cell>
          <table:table-cell table:style-name="Table3.A1" office:value-type="string">
            <text:p text:style-name="P2"><text:span text:style-name="T5">Amount</text:span></text:p>
          </table:table-cell>
        </table:table-row>
        <table:table-row table:style-name="Table3.1">
          <table:table-cell table:style-name="Table3.A1" office:value-type="string">
            <text:p text:style-name="P4">YYY</text:p>
          </table:table-cell>
          <table:table-cell table:style-name="Table3.A1" office:value-type="string">
            <text:p text:style-name="P4">Nik</text:p>
          </table:table-cell>
          <table:table-cell table:style-name="Table3.A1" office:value-type="string">
            <text:p text:style-name="P4">200</text:p>
          </table:table-cell>
        </table:table-row>
      </table:table>
      <text:p text:style-name="P1">На поле amount має бути накладено обмеження (<text:span text:style-name="T4">constraint</text:span>) щоб воно не могло бути меншим 0.</text:p>
      <text:p text:style-name="P1"/>
      <text:p text:style-name="P1">Модифікуйте код вашого застосування таким чином, щоб під час бронювання літака та готелю виконувалось списання певної суми з рахунку клієнта (перевірка чи вистачає грошей не потрібна). Якщо у результаті списання спрацює <text:span text:style-name="T4">constraint</text:span>, то вся транзакція має відкатитись.</text:p>
      <text:p text:style-name="P1"/>
      <text:p text:style-name="P1">Запускаючи застосування декілька разів перевірте, що створюються нові записи, а <text:span text:style-name="T4">Amount</text:span> зменшується.</text:p>
      <text:p text:style-name="P1">Коли буде недостатньо грошей, має спрацювати rollback.</text:p>
      <text:p text:style-name="P1"><draw:g text:anchor-type="paragraph" draw:z-index="0" draw:name="Image1" draw:style-name="gr1"><draw:custom-shape draw:name="Shape 2" draw:style-name="gr2" draw:text-style-name="P16" svg:width="1.5831in" svg:height="2.7295in" svg:x="2.8669in" svg:y="0.2291in"><text:p text:style-name="P20"/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Shape 3" draw:style-name="gr3" draw:text-style-name="P18" svg:width="1.1551in" svg:height="0.6425in" svg:x="3.0941in" svg:y="0.7071in"><text:p text:style-name="P17"><text:span text:style-name="T7">DB 1 - Fly </text:span></text:p>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<draw:equation draw:name="f0" draw:formula="logheight*5/6"/><draw:equation draw:name="f1" draw:formula="logwidth/2"/><draw:equation draw:name="f2" draw:formula="logheight/3"/><draw:equation draw:name="f3" draw:formula="logheight/2"/><draw:equation draw:name="f4" draw:formula="logheight"/><draw:equation draw:name="f5" draw:formula="logwidth"/><draw:equation draw:name="f6" draw:formula="(10800000)/60000.0"/><draw:equation draw:name="f7" draw:formula="(10800000)/60000.0"/><draw:equation draw:name="f8" draw:formula="(0)/60000.0"/><draw:equation draw:name="f9" draw:formula="(10800000)/60000.0"/><draw:equation draw:name="f10" draw:formula="(0)/60000.0"/><draw:equation draw:name="f11" draw:formula="(10800000)/60000.0"/><draw:equation draw:name="f12" draw:formula="(10800000)/60000.0"/><draw:equation draw:name="f13" draw:formula="(10800000)/60000.0"/><draw:equation draw:name="f14" draw:formula="(0)/60000.0"/><draw:equation draw:name="f15" draw:formula="(10800000)/60000.0"/></draw:enhanced-geometry></draw:custom-shape><draw:custom-shape draw:name="Shape 4" draw:style-name="gr3" draw:text-style-name="P18" svg:width="1.1551in" svg:height="0.6433in" svg:x="3.0807in" svg:y="1.4276in"><text:p text:style-name="P17"><text:span text:style-name="T7">DB 2 - Hotel</text:span></text:p>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<draw:equation draw:name="f0" draw:formula="logheight*5/6"/><draw:equation draw:name="f1" draw:formula="logwidth/2"/><draw:equation draw:name="f2" draw:formula="logheight/3"/><draw:equation draw:name="f3" draw:formula="logheight/2"/><draw:equation draw:name="f4" draw:formula="logheight"/><draw:equation draw:name="f5" draw:formula="logwidth"/><draw:equation draw:name="f6" draw:formula="(10800000)/60000.0"/><draw:equation draw:name="f7" draw:formula="(10800000)/60000.0"/><draw:equation draw:name="f8" draw:formula="(0)/60000.0"/><draw:equation draw:name="f9" draw:formula="(10800000)/60000.0"/><draw:equation draw:name="f10" draw:formula="(0)/60000.0"/><draw:equation draw:name="f11" draw:formula="(10800000)/60000.0"/><draw:equation draw:name="f12" draw:formula="(10800000)/60000.0"/><draw:equation draw:name="f13" draw:formula="(10800000)/60000.0"/><draw:equation draw:name="f14" draw:formula="(0)/60000.0"/><draw:equation draw:name="f15" draw:formula="(10800000)/60000.0"/></draw:enhanced-geometry></draw:custom-shape><draw:custom-shape draw:name="Shape 5" draw:style-name="gr3" draw:text-style-name="P18" svg:width="1.1551in" svg:height="0.6425in" svg:x="3.0941in" svg:y="2.15in"><text:p text:style-name="P17"><text:span text:style-name="T7">DB 3 - Account </text:span></text:p>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<draw:equation draw:name="f0" draw:formula="logheight*5/6"/><draw:equation draw:name="f1" draw:formula="logwidth/2"/><draw:equation draw:name="f2" draw:formula="logheight/3"/><draw:equation draw:name="f3" draw:formula="logheight/2"/><draw:equation draw:name="f4" draw:formula="logheight"/><draw:equation draw:name="f5" draw:formula="logwidth"/><draw:equation draw:name="f6" draw:formula="(10800000)/60000.0"/><draw:equation draw:name="f7" draw:formula="(10800000)/60000.0"/><draw:equation draw:name="f8" draw:formula="(0)/60000.0"/><draw:equation draw:name="f9" draw:formula="(10800000)/60000.0"/><draw:equation draw:name="f10" draw:formula="(0)/60000.0"/><draw:equation draw:name="f11" draw:formula="(10800000)/60000.0"/><draw:equation draw:name="f12" draw:formula="(10800000)/60000.0"/><draw:equation draw:name="f13" draw:formula="(10800000)/60000.0"/><draw:equation draw:name="f14" draw:formula="(0)/60000.0"/><draw:equation draw:name="f15" draw:formula="(10800000)/60000.0"/></draw:enhanced-geometry></draw:custom-shape><draw:custom-shape draw:name="Shape 6" draw:style-name="gr4" draw:text-style-name="P18" svg:width="1.0531in" svg:height="0.9358in" svg:x="0.2661in" svg:y="1.1256in"><text:p text:style-name="P17"><text:span text:style-name="T8">TM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style-name="gr5" draw:text-style-name="P19" svg:width="1.7748in" svg:height="0.5657in" draw:transform="rotate (-3.14159265358979) translate (3.09344925634296in 1.59444444444444in)"><text:p/><draw:enhanced-geometry draw:mirror-horizontal="true" draw:mirror-vertical="false" svg:viewBox="0 0 21600 21600" draw:type="mso-spt32" draw:enhanced-path="M 0 0 L 21600 21600 N"/></draw:custom-shape><draw:custom-shape draw:style-name="gr6" draw:text-style-name="P19" svg:width="1.7677in" svg:height="0.1551in" svg:x="1.3189in" svg:y="1.5945in"><text:p/><draw:enhanced-geometry draw:mirror-horizontal="false" draw:mirror-vertical="false" svg:viewBox="0 0 21600 21600" draw:type="mso-spt32" draw:enhanced-path="M 0 0 L 21600 21600 N"/></draw:custom-shape><draw:custom-shape draw:style-name="gr7" draw:text-style-name="P19" svg:width="1.7748in" svg:height="0.8768in" svg:x="1.3189in" svg:y="1.5945in"><text:p/><draw:enhanced-geometry draw:mirror-horizontal="false" draw:mirror-vertical="false" svg:viewBox="0 0 21600 21600" draw:type="mso-spt32" draw:enhanced-path="M 0 0 L 21600 21600 N"/></draw:custom-shape><draw:custom-shape draw:name="Shape 10" draw:style-name="gr8" draw:text-style-name="P21" svg:width="0.8831in" svg:height="0.3913in" svg:x="1.7925in" svg:y="1.0283in"><text:p text:style-name="P20"><text:span text:style-name="T7">Inser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1" draw:style-name="gr8" draw:text-style-name="P21" svg:width="0.8823in" svg:height="0.3921in" svg:x="1.9161in" svg:y="1.4102in"><text:p text:style-name="P20"><text:span text:style-name="T7">Inser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2" draw:style-name="gr8" draw:text-style-name="P21" svg:width="0.8823in" svg:height="0.3913in" svg:x="1.9in" svg:y="2.0248in"><text:p text:style-name="P20"><text:span text:style-name="T7">updat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3" draw:style-name="gr8" draw:text-style-name="P21" svg:width="2.2016in" svg:height="1.3185in" svg:x="4.5181in" svg:y="0.9681in"><text:p text:style-name="P20"><text:span text:style-name="T8">begin 2pc</text:span></text:p><text:p text:style-name="P20"><text:span text:style-name="T8">insert fly booking</text:span></text:p><text:p text:style-name="P20"><text:span text:style-name="T8">insert hotel booking</text:span></text:p><text:p text:style-name="P20"><text:span text:style-name="T8">update amount</text:span></text:p><text:p text:style-name="P20"><text:span text:style-name="T8">end 2pc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"><text:span text:style-name="T5">Фейл-сценарій</text:span></text:p>
      <text:p text:style-name="P1"/>
      <text:p text:style-name="P1">Для під-транзакцій що працює з <text:span text:style-name="T4">Account</text:span> закоментуйте <text:span text:style-name="T4">COMMIT PREPARED</text:span> (чи відповідний виклик API у коді).</text:p>
      <text:p text:style-name="P1">Після цього спробуйте запустити застосування декілька разів.</text:p>
      <text:p text:style-name="P1">У результаті застосування має зависнути через лок транзакції на таблицю <text:span text:style-name="T4">Account,</text:span> для якої не було виконано COMMIT PREPARED чи ROLLBACK PREPARED, і таким чином транзакція лишається у стані WAIT.</text:p>
      <text:p text:style-name="P8"/>
      <text:p text:style-name="P8"><text:span text:style-name="T5">Вимогу до оформлення протоколу:</text:span></text:p>
      <text:p text:style-name="P8">Завдання здається особисто без протоколу, або надсилається протокол який має містити:</text:p>
      <text:list xml:id="list1419172107" text:style-name="WWNum2">
        <text:list-item>
          <text:p text:style-name="P9">sql для створення БД та відповідних обмежень в них</text:p>
        </text:list-item>
        <text:list-item>
          <text:p text:style-name="P9">код застосування (може бути лінка на репозиторій)</text:p>
        </text:list-item>
        <text:list-item>
          <text:p text:style-name="P9">скріншот з системної таблиці з записом про заблоковану транзакцію</text:p>
        </text:list-item>
      </text:list>
      <text:p text:style-name="Standard"/>
      <text:p text:style-name="Standard"><text:span text:style-name="T5">Додаткова інформація:</text:span></text:p>
      <text:p text:style-name="P6"/>
      <text:p text:style-name="P8">Нижче наводиться приклад SQL-запитів для виконання двухфазной транзакції. </text:p>
      <text:p text:style-name="P7"><text:soft-page-break/></text:p>
      <text:p text:style-name="P7">1. Here's the sequence that two-phase commits:</text:p>
      <text:p text:style-name="P7"/>
      <text:p text:style-name="P7">BEGIN;</text:p>
      <text:p text:style-name="P7">update mytable set a_col = 'something' where red_id = 1000;</text:p>
      <text:p text:style-name="P7">PREPARE TRANSACTION 'foobar';</text:p>
      <text:p text:style-name="P7">COMMIT PREPARED 'foobar';</text:p>
      <text:p text:style-name="P7"/>
      <text:p text:style-name="P7">2. Here's the sequence that rolls back, leaving the table unchanged:</text:p>
      <text:p text:style-name="P7"/>
      <text:p text:style-name="P7">BEGIN;</text:p>
      <text:p text:style-name="P7">update mytable set a_col = 'something' where red_id = 1000;</text:p>
      <text:p text:style-name="P7">PREPARE TRANSACTION 'foobar';</text:p>
      <text:p text:style-name="P7">ROLLBACK PREPARED 'foobar';</text:p>
      <text:p text:style-name="P7"/>
      <text:list xml:id="list2379705260" text:style-name="WWNum1">
        <text:list-item>
          <text:p text:style-name="P10">Коротка інструкція з встановлення та налаштування PostgreSQL <text:a xlink:type="simple" xlink:href="https://github.com/jboss-developer/jboss-developer-shared-resources/blob/master/guides/CONFIGURE_POSTGRESQL.md" text:style-name="ListLabel_20_28" text:visited-style-name="ListLabel_20_28"><text:span text:style-name="T2">https://github.com/jboss-developer/jboss-developer-shared-resources/blob/master/guides/CONFIGURE_POSTGRESQL.md</text:span></text:a> </text:p>
        </text:list-item>
      </text:list>
      <text:p text:style-name="P7"/>
      <text:list xml:id="list144426046300818" text:continue-numbering="true" text:style-name="WWNum1">
        <text:list-item>
          <text:p text:style-name="P10">Інформація по командам PostgreSQL для виконання двухфазной транзакції <text:a xlink:type="simple" xlink:href="https://www.postgresql.org/docs/current/static/sql-prepare-transaction.html" text:style-name="ListLabel_20_28" text:visited-style-name="ListLabel_20_28"><text:span text:style-name="T2">https://www.postgresql.org/docs/current/static/sql-prepare-transaction.html</text:span></text:a> </text:p>
        </text:list-item>
      </text:list>
      <text:p text:style-name="P7"/>
      <text:list xml:id="list144426365234608" text:continue-numbering="true" text:style-name="WWNum1">
        <text:list-item>
          <text:p text:style-name="P10">У разі виникнення блокування через невдалу транзакції (не були виконані команди <text:a xlink:type="simple" xlink:href="https://www.postgresql.org/docs/current/static/sql-commit-prepared.html" text:style-name="ListLabel_20_28" text:visited-style-name="ListLabel_20_28"><text:span text:style-name="T2">COMMIT PREPARED</text:span></text:a> або<text:a xlink:type="simple" xlink:href="https://www.postgresql.org/docs/current/static/sql-rollback-prepared.html" text:style-name="ListLabel_20_29" text:visited-style-name="ListLabel_20_29"> </text:a><text:a xlink:type="simple" xlink:href="https://www.postgresql.org/docs/current/static/sql-rollback-prepared.html" text:style-name="ListLabel_20_28" text:visited-style-name="ListLabel_20_28"><text:span text:style-name="T2">ROLLBACK</text:span></text:a>PREPARED), їх можна побачити виконавши SQL-запит:</text:p>
        </text:list-item>
      </text:list>
      <text:p text:style-name="P12"><text:span text:style-name="T4">select * from pg_prepared_xacts;</text:span></text:p>
      <text:p text:style-name="P12">з pgAdmin.</text:p>
      <text:p text:style-name="P12">Щоб зняти блокування необхідно з pgAdmin виконати SQL-запит </text:p>
      <text:p text:style-name="P12"><text:span text:style-name="T4">ROLLBACK PREPARED '&lt;gid&gt;';</text:span></text:p>
      <text:p text:style-name="P12">або</text:p>
      <text:p text:style-name="P12"><text:span text:style-name="T4">COMMIT PREPARED '&lt;gid&gt;';</text:span></text:p>
      <text:p text:style-name="P13"><text:soft-page-break/></text:p>
      <text:list xml:id="list975509137" text:style-name="WWNum3">
        <text:list-item>
          <text:p text:style-name="P11">У разі виникнення повідомлення виду<text:tab/></text:p>
        </text:list-item>
      </text:list>
      <text:p text:style-name="P14"><text:span text:style-name="T4">XAException occurred. XAException contents and details are: The cause is org.postgresql.util.PSQLException: ERROR: prepared transactions are disabled</text:span></text:p>
      <text:p text:style-name="P12"><text:span text:style-name="T4">Error code is: XAER_RMERR (-3). Exception is: Error preparing transaction</text:span></text:p>
      <text:p text:style-name="P12"><text:span text:style-name="T4">Hint: Set max_prepared_transactions to a nonzero value.</text:span></text:p>
      <text:p text:style-name="P14">змінюйте файл postgresql.conf (для Windows C: \ Program Files \ PostgreSQL \ 9.х \ data \ postgresql.conf) встановивши можливість для виконання двофазних транзакцій:</text:p>
      <text:p text:style-name="P12">max_prepared_transactions =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uk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uk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4" meta:paragraph-count="82" meta:word-count="578" meta:character-count="4419" meta:non-whitespace-character-count="3923"/>
    <meta:generator>LibreOfficeDev/6.0.5.2$Linux_X86_64 LibreOffice_project/</meta:generator>
  </office:meta>
</office:document-meta>
</file>